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76b" officeooo:paragraph-rsid="0011876b"/>
    </style:style>
    <style:style style:name="P2" style:family="paragraph" style:parent-style-name="Standard">
      <style:text-properties officeooo:rsid="0012d9d3" officeooo:paragraph-rsid="0012d9d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876b" officeooo:paragraph-rsid="0011876b" style:font-weight-asian="bold" style:font-weight-complex="bold"/>
    </style:style>
    <style:style style:name="P4" style:family="paragraph" style:parent-style-name="Standard">
      <style:text-properties fo:font-style="italic" officeooo:rsid="0011876b" officeooo:paragraph-rsid="0011876b" style:font-style-asian="italic" style:font-style-complex="italic"/>
    </style:style>
    <style:style style:name="P5" style:family="paragraph" style:parent-style-name="Standard">
      <style:text-properties fo:font-style="italic" officeooo:rsid="0012d9d3" officeooo:paragraph-rsid="0012d9d3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5pt" officeooo:rsid="0011876b" officeooo:paragraph-rsid="0011876b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MWK 5</text:p>
      <text:p text:style-name="P1"/>
      <text:p text:style-name="P3">Task 1:</text:p>
      <text:p text:style-name="P1"/>
      <text:p text:style-name="P4">Zero Pyramid</text:p>
      <text:p text:style-name="P1">Link:</text:p>
      <text:p text:style-name="P1"/>
      <text:p text:style-name="P4">2 Pyramid</text:p>
      <text:p text:style-name="P1">Link:</text:p>
      <text:p text:style-name="P1"/>
      <text:p text:style-name="P4">Learned:</text:p>
      <text:p text:style-name="P1">optical flow vectors weren’t very long when frames weren’t skipped, it was harder to get a sense of direction. On the other hand there were fewer vectors with skipped frames. </text:p>
      <text:p text:style-name="P1"/>
      <text:p text:style-name="P3">Task 2:</text:p>
      <text:p text:style-name="P4">Link:</text:p>
      <text:p text:style-name="P1"/>
      <text:p text:style-name="P4">Learned:</text:p>
      <text:p text:style-name="P1">Took longer than optical flow to run. It was tricky when the template went out of the frame, I had to add a limiter. </text:p>
      <text:p text:style-name="P1"/>
      <text:p text:style-name="P3">Task 3:</text:p>
      <text:p text:style-name="P4">Link:</text:p>
      <text:p text:style-name="P1"/>
      <text:p text:style-name="P5">Learned:</text:p>
      <text:p text:style-name="P2">Status returned from findFundamentalMatrix cleaned up a few of the bad points and made it easier to see dire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3:34:51.145709020</meta:creation-date>
    <dc:date>2019-04-03T23:58:32.318591404</dc:date>
    <meta:editing-duration>PT23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2" meta:character-count="503" meta:non-whitespace-character-count="425"/>
  </office:meta>
</office:document-meta>
</file>